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64802</text:p>
          </table:table-cell>
          <table:table-cell office:value-type="string" calcext:value-type="string">
            <text:p>Brandon-Irene WSC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638176" calcext:value-type="float">
            <text:p>317.6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4802</text:p>
          </table:table-cell>
          <table:table-cell office:value-type="string" calcext:value-type="string">
            <text:p>Brandon-Irene WSC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7.531496" calcext:value-type="float">
            <text:p>317.5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4802</text:p>
          </table:table-cell>
          <table:table-cell office:value-type="string" calcext:value-type="string">
            <text:p>Brandon-Irene WSC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4.9752" calcext:value-type="float">
            <text:p>334.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4802</text:p>
          </table:table-cell>
          <table:table-cell office:value-type="string" calcext:value-type="string">
            <text:p>Brandon-Irene WSC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8416" calcext:value-type="float">
            <text:p>332.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4802</text:p>
          </table:table-cell>
          <table:table-cell office:value-type="string" calcext:value-type="string">
            <text:p>Brandon-Irene WSC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0.708" calcext:value-type="float">
            <text:p>330.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4802</text:p>
          </table:table-cell>
          <table:table-cell office:value-type="string" calcext:value-type="string">
            <text:p>Brandon-Irene WSC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2.8416" calcext:value-type="float">
            <text:p>332.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4802</text:p>
          </table:table-cell>
          <table:table-cell office:value-type="string" calcext:value-type="string">
            <text:p>Brandon-Irene WSC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2.5952" calcext:value-type="float">
            <text:p>342.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4802</text:p>
          </table:table-cell>
          <table:table-cell office:value-type="string" calcext:value-type="string">
            <text:p>Brandon-Irene WSC</text:p>
          </table:table-cell>
          <table:table-cell office:value-type="string" calcext:value-type="string">
            <text:p>197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56" calcext:value-type="float">
            <text:p>219.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